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itle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Nybegynnerveiledning</text:h>
      <text:p text:style-name="First_20_paragraph">Denne guiden viser deg steg for steg hvordan du kommer i gang med OpenStreetMap. Du vil lære hvordan du setter opp en konto, bruk av grunnleggende programvare, og senere vil du lære hvordan du går utendørs for å samle inn informasjon til kartet. Koordineringskapittlene inneholder informasjon om <text:a xlink:type="simple" xlink:href="../../../../../en/coordination/"><text:span text:style-name="Definition">HOT Remote Mapping</text:span></text:a></text:p>
      <text:p text:style-name="P2"><text:s/>Reviewed 2015-07-12</text:p>
      <text:p text:style-name="First_20_paragraph">Kom i gang</text:p>
      <text:list xml:id="list1675929345999217153" text:style-name="L3">
        <text:list-item>
          <text:p text:style-name="P5"><text:a xlink:type="simple" xlink:href="mailto:learnosm@hotosm.org"><text:span text:style-name="Definition">learnosm@hotosm.org</text:span></text:a></text:p>
        </text:list-item>
        <text:list-item>
          <text:p text:style-name="P5"><text:a xlink:type="simple" xlink:href="https://twitter.com/learnosm"><text:span text:style-name="Definition">@learnOSM</text:span></text:a></text:p>
        </text:list-item>
        <text:list-item>
          <text:p text:style-name="P5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8-09T16:39:02.007846983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1" meta:word-count="72" meta:character-count="460" meta:non-whitespace-character-count="399"/>
    <meta:generator>LibreOffice/4.2.8.2$Linux_X86_64 LibreOffice_project/420m0$Build-2</meta:generator>
  </office:meta>
</office:document-meta>
</file>